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ChatSender.setParticipant( String particip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hatSend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bberChatSend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bberChatSender.setChat( Chat c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hatSend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bberChatSender.getParticip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hatSender.getC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hatSender.process( MessageExchange message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